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0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2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number:number-style style:name="N20002" number:language="en" number:country="GB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00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0002"/>
  </office:automatic-styles>
  <office:body>
    <office:spreadsheet>
      <table:table table:name="logistic Regress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ubli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vate</text:p>
          </table:table-cell>
          <table:table-cell table:style-name="ce1" office:value-type="float" office:value="2.90329372594707" calcext:value-type="float">
            <text:p>2.90329372594707</text:p>
          </table:table-cell>
          <table:table-cell table:style-name="ce1" office:value-type="float" office:value="2.89480221953026" calcext:value-type="float">
            <text:p>2.894802219530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ting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nalty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lver</text:p>
          </table:table-cell>
          <table:table-cell table:number-columns-repeated="2" office:value-type="string" calcext:value-type="string">
            <text:p>liblin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tureSets</text:p>
          </table:table-cell>
          <table:table-cell table:number-columns-repeated="2" office:value-type="string" calcext:value-type="string">
            <text:p>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 table:style-name="ce2" office:value-type="float" office:value="0.4242424242" calcext:value-type="float">
            <text:p>0.4242424242</text:p>
          </table:table-cell>
          <table:table-cell table:number-columns-repeated="13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office:value-type="string" calcext:value-type="string">
            <text:p>featureLis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mass_MMC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mass_transverse_met_lep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mass_vis 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met_phi_centrality 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pt_ratio_lep_tau 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PRI_tau_pt 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pt_h </text:p>
          </table:table-cell>
          <table:table-cell table:number-columns-repeated="14"/>
        </table:table-row>
      </table:table>
      <table:table table:name="kNN" table:style-name="ta1" table:print="false">
        <table:table-column table:style-name="co1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A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bl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vate</text:p>
          </table:table-cell>
          <table:table-cell table:number-columns-repeated="3"/>
          <table:table-cell table:style-name="ce1" office:value-type="float" office:value="2.75077024968557" calcext:value-type="float">
            <text:p>2.75077024968557</text:p>
          </table:table-cell>
          <table:table-cell table:number-columns-repeated="3"/>
          <table:table-cell table:style-name="ce3" office:value-type="float" office:value="3.16898100596943" calcext:value-type="float">
            <text:p>3.16898100596943</text:p>
          </table:table-cell>
          <table:table-cell/>
        </table:table-row>
        <table:table-row table:style-name="ro1">
          <table:table-cell office:value-type="string" calcext:value-type="string">
            <text:p>Setting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9" table:style-name="ce4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eaturelist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.00.0000</text:date>, <text:time style:data-style-name="N2" text:time-value="17:45:18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7M22S</meta:editing-duration>
    <meta:editing-cycles>6</meta:editing-cycles>
    <meta:generator>LibreOffice/4.2.1.1$Windows_x86 LibreOffice_project/d7dbbd7842e6a58b0f521599204e827654e1fb8b</meta:generator>
    <dc:date>2016-01-28T18:10:10.339000000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